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9.786cm" fo:margin-left="5.595cm" fo:margin-top="0.3cm" fo:margin-bottom="0.3cm" table:align="left"/>
    </style:style>
    <style:style style:name="Tableau2.A" style:family="table-column">
      <style:table-column-properties style:column-width="3.595cm"/>
    </style:style>
    <style:style style:name="Tableau2.B" style:family="table-column">
      <style:table-column-properties style:column-width="1.238cm"/>
    </style:style>
    <style:style style:name="Tableau2.A1" style:family="table-cell">
      <style:table-cell-properties fo:padding="0.049cm" fo:border-left="1pt solid #000000" fo:border-right="none" fo:border-top="1pt solid #000000" fo:border-bottom="1pt solid #000000"/>
    </style:style>
    <style:style style:name="Tableau2.F1" style:family="table-cell">
      <style:table-cell-properties fo:padding="0.049cm" fo:border="1pt solid #000000"/>
    </style:style>
    <style:style style:name="Tableau2.A2" style:family="table-cell">
      <style:table-cell-properties fo:padding="0.049cm" fo:border-left="1pt solid #000000" fo:border-right="none" fo:border-top="none" fo:border-bottom="1pt solid #000000"/>
    </style:style>
    <style:style style:name="Tableau2.F2" style:family="table-cell">
      <style:table-cell-properties fo:padding="0.049cm" fo:border-left="1pt solid #000000" fo:border-right="1pt solid #000000" fo:border-top="none" fo:border-bottom="1pt solid #000000"/>
    </style:style>
    <style:style style:name="Tableau1" style:family="table">
      <style:table-properties style:width="9.786cm" fo:margin-left="5.595cm" fo:margin-top="0.3cm" fo:margin-bottom="0.3cm" table:align="left"/>
    </style:style>
    <style:style style:name="Tableau1.A" style:family="table-column">
      <style:table-column-properties style:column-width="3.595cm"/>
    </style:style>
    <style:style style:name="Tableau1.B" style:family="table-column">
      <style:table-column-properties style:column-width="1.238cm"/>
    </style:style>
    <style:style style:name="Tableau1.A1" style:family="table-cell">
      <style:table-cell-properties fo:padding="0.049cm" fo:border-left="1pt solid #000000" fo:border-right="none" fo:border-top="1pt solid #000000" fo:border-bottom="1pt solid #000000"/>
    </style:style>
    <style:style style:name="Tableau1.F1" style:family="table-cell">
      <style:table-cell-properties fo:padding="0.049cm" fo:border="1pt solid #000000"/>
    </style:style>
    <style:style style:name="Tableau1.A2" style:family="table-cell">
      <style:table-cell-properties fo:padding="0.049cm" fo:border-left="1pt solid #000000" fo:border-right="none" fo:border-top="none" fo:border-bottom="1pt solid #000000"/>
    </style:style>
    <style:style style:name="Tableau1.F2" style:family="table-cell">
      <style:table-cell-properties fo:padding="0.049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0b9ff17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00bea1ad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0b9ae22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0bdf2c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0be8b33"/>
    </style:style>
    <style:style style:name="P6" style:family="paragraph" style:parent-style-name="Standard">
      <style:paragraph-properties fo:text-align="center" style:justify-single-word="false"/>
      <style:text-properties fo:font-size="18pt" fo:language="fr" fo:country="FR" officeooo:rsid="00c299b0" officeooo:paragraph-rsid="00c299b0" style:language-asian="fr" style:country-asian="FR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fo:font-size="18pt" fo:language="fr" fo:country="FR" officeooo:rsid="00c2e558" officeooo:paragraph-rsid="00c2e558" style:language-asian="fr" style:country-asian="FR" style:language-complex="ar" style:country-complex="SA"/>
    </style:style>
    <style:style style:name="P8" style:family="paragraph" style:parent-style-name="Standard">
      <style:paragraph-properties fo:line-height="100%">
        <style:tab-stops/>
      </style:paragraph-properties>
      <style:text-properties officeooo:rsid="00b9ae22" officeooo:paragraph-rsid="00b9ae22"/>
    </style:style>
    <style:style style:name="P9" style:family="paragraph" style:parent-style-name="Standard">
      <style:paragraph-properties fo:line-height="100%">
        <style:tab-stops/>
      </style:paragraph-properties>
      <style:text-properties officeooo:rsid="00b9ae22" officeooo:paragraph-rsid="00b9ff17"/>
    </style:style>
    <style:style style:name="P10" style:family="paragraph" style:parent-style-name="Standard">
      <style:paragraph-properties fo:text-align="center" style:justify-single-word="false"/>
      <style:text-properties fo:language="fr" fo:country="FR" officeooo:rsid="002bdd92" officeooo:paragraph-rsid="00b9ae22" style:language-asian="fr" style:country-asian="FR" style:language-complex="ar" style:country-complex="SA"/>
    </style:style>
    <style:style style:name="P11" style:family="paragraph" style:parent-style-name="Standard">
      <style:text-properties officeooo:paragraph-rsid="00b9ae22"/>
    </style:style>
    <style:style style:name="P12" style:family="paragraph" style:parent-style-name="Standard">
      <style:paragraph-properties fo:line-height="150%">
        <style:tab-stops/>
      </style:paragraph-properties>
      <style:text-properties fo:font-weight="bold" officeooo:rsid="00b9ae22" officeooo:paragraph-rsid="00b9ae22" style:font-weight-asian="bold" style:font-weight-complex="bold"/>
    </style:style>
    <style:style style:name="P13" style:family="paragraph" style:parent-style-name="Standard">
      <style:text-properties fo:font-weight="bold" officeooo:rsid="00bcee9d" officeooo:paragraph-rsid="00bcee9d" style:font-weight-asian="bold" style:font-weight-complex="bold"/>
    </style:style>
    <style:style style:name="P14" style:family="paragraph" style:parent-style-name="Standard">
      <style:paragraph-properties fo:line-height="100%">
        <style:tab-stops/>
      </style:paragraph-properties>
      <style:text-properties fo:font-weight="bold" officeooo:rsid="00bcee9d" officeooo:paragraph-rsid="00bcee9d" style:font-weight-asian="bold" style:font-weight-complex="bold"/>
    </style:style>
    <style:style style:name="P15" style:family="paragraph" style:parent-style-name="Standard">
      <style:paragraph-properties fo:line-height="100%">
        <style:tab-stops/>
      </style:paragraph-properties>
      <style:text-properties fo:font-weight="bold" officeooo:rsid="00c0a6c7" officeooo:paragraph-rsid="00c0a6c7" style:font-weight-asian="bold" style:font-weight-complex="bold"/>
    </style:style>
    <style:style style:name="P16" style:family="paragraph" style:parent-style-name="Standard">
      <style:paragraph-properties fo:line-height="150%">
        <style:tab-stops/>
      </style:paragraph-properties>
      <style:text-properties officeooo:paragraph-rsid="00b9ff17"/>
    </style:style>
    <style:style style:name="P17" style:family="paragraph" style:parent-style-name="Standard">
      <style:paragraph-properties fo:line-height="100%">
        <style:tab-stops/>
      </style:paragraph-properties>
      <style:text-properties officeooo:rsid="00ba7858" officeooo:paragraph-rsid="00b9ff17"/>
    </style:style>
    <style:style style:name="P18" style:family="paragraph" style:parent-style-name="Standard">
      <style:paragraph-properties fo:line-height="100%">
        <style:tab-stops/>
      </style:paragraph-properties>
      <style:text-properties officeooo:rsid="00ba7858" officeooo:paragraph-rsid="00bea1ad"/>
    </style:style>
    <style:style style:name="P19" style:family="paragraph" style:parent-style-name="Standard">
      <style:paragraph-properties fo:line-height="100%">
        <style:tab-stops/>
      </style:paragraph-properties>
      <style:text-properties officeooo:rsid="00bea1ad" officeooo:paragraph-rsid="00bea1ad"/>
    </style:style>
    <style:style style:name="P20" style:family="paragraph" style:parent-style-name="Standard">
      <style:paragraph-properties fo:line-height="100%">
        <style:tab-stops/>
      </style:paragraph-properties>
      <style:text-properties officeooo:rsid="00c0a6c7" officeooo:paragraph-rsid="00c0a6c7"/>
    </style:style>
    <style:style style:name="P21" style:family="paragraph" style:parent-style-name="Standard">
      <style:paragraph-properties fo:line-height="150%">
        <style:tab-stops/>
      </style:paragraph-properties>
      <style:text-properties officeooo:rsid="00c299b0" officeooo:paragraph-rsid="00c34440"/>
    </style:style>
    <style:style style:name="P22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b91d64" officeooo:paragraph-rsid="0029ba73" style:font-size-asian="20pt" style:font-weight-asian="bold" style:font-size-complex="20pt" style:font-weight-complex="bold"/>
    </style:style>
    <style:style style:name="P23" style:family="paragraph" style:parent-style-name="Standard">
      <style:paragraph-properties fo:line-height="100%">
        <style:tab-stops/>
      </style:paragraph-properties>
      <style:text-properties fo:font-size="18pt" officeooo:rsid="00bdf2ca" officeooo:paragraph-rsid="00bcee9d"/>
    </style:style>
    <style:style style:name="P24" style:family="paragraph" style:parent-style-name="Standard">
      <style:paragraph-properties fo:line-height="100%">
        <style:tab-stops/>
      </style:paragraph-properties>
      <style:text-properties fo:font-size="18pt" officeooo:rsid="00bdf2ca" officeooo:paragraph-rsid="00bdf2ca"/>
    </style:style>
    <style:style style:name="P25" style:family="paragraph" style:parent-style-name="Standard">
      <style:paragraph-properties fo:line-height="100%">
        <style:tab-stops/>
      </style:paragraph-properties>
      <style:text-properties fo:font-size="18pt" officeooo:rsid="00bdf2ca" officeooo:paragraph-rsid="00be8b33"/>
    </style:style>
    <style:style style:name="P26" style:family="paragraph" style:parent-style-name="Standard">
      <style:paragraph-properties fo:line-height="100%">
        <style:tab-stops/>
      </style:paragraph-properties>
      <style:text-properties fo:font-size="18pt" officeooo:rsid="00bdf2ca" officeooo:paragraph-rsid="00bea1ad"/>
    </style:style>
    <style:style style:name="P27" style:family="paragraph" style:parent-style-name="Standard">
      <style:paragraph-properties fo:line-height="100%">
        <style:tab-stops/>
      </style:paragraph-properties>
      <style:text-properties fo:font-size="18pt" officeooo:rsid="00bea1ad" officeooo:paragraph-rsid="00bea1ad"/>
    </style:style>
    <style:style style:name="P28" style:family="paragraph" style:parent-style-name="Standard">
      <style:paragraph-properties fo:line-height="150%">
        <style:tab-stops/>
      </style:paragraph-properties>
      <style:text-properties fo:font-size="18pt" officeooo:rsid="00bea1ad" officeooo:paragraph-rsid="00bea1ad"/>
    </style:style>
    <style:style style:name="P29" style:family="paragraph" style:parent-style-name="Standard">
      <style:paragraph-properties fo:line-height="150%">
        <style:tab-stops/>
      </style:paragraph-properties>
      <style:text-properties fo:font-size="18pt" officeooo:rsid="00bea1ad" officeooo:paragraph-rsid="00c51d3d"/>
    </style:style>
    <style:style style:name="P30" style:family="paragraph" style:parent-style-name="Standard">
      <style:paragraph-properties fo:text-align="center" style:justify-single-word="false"/>
      <style:text-properties fo:font-size="18pt" fo:language="fr" fo:country="FR" officeooo:rsid="00c299b0" officeooo:paragraph-rsid="00c51d3d" style:language-asian="fr" style:country-asian="FR" style:language-complex="ar" style:country-complex="SA"/>
    </style:style>
    <style:style style:name="P31" style:family="paragraph" style:parent-style-name="Standard">
      <style:paragraph-properties fo:text-align="center" style:justify-single-word="false"/>
      <style:text-properties fo:font-size="18pt" fo:language="fr" fo:country="FR" officeooo:rsid="00c2e558" officeooo:paragraph-rsid="00c51d3d" style:language-asian="fr" style:country-asian="FR" style:language-complex="ar" style:country-complex="SA"/>
    </style:style>
    <style:style style:name="P32" style:family="paragraph" style:parent-style-name="Standard">
      <style:text-properties fo:font-size="18pt" fo:language="fr" fo:country="FR" officeooo:rsid="00c51d3d" officeooo:paragraph-rsid="00c51d3d" style:language-asian="fr" style:country-asian="FR" style:language-complex="ar" style:country-complex="SA"/>
    </style:style>
    <style:style style:name="P33" style:family="paragraph" style:parent-style-name="Standard" style:list-style-name="tfPuce">
      <style:paragraph-properties fo:line-height="100%">
        <style:tab-stops/>
      </style:paragraph-properties>
      <style:text-properties officeooo:paragraph-rsid="00bea1ad"/>
    </style:style>
    <style:style style:name="P34" style:family="paragraph" style:parent-style-name="Standard" style:list-style-name="tfPuce">
      <style:paragraph-properties fo:line-height="100%">
        <style:tab-stops/>
      </style:paragraph-properties>
      <style:text-properties officeooo:paragraph-rsid="00c62a52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0c51d3d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0c62a52"/>
    </style:style>
    <style:style style:name="P37" style:family="paragraph" style:parent-style-name="Standard">
      <style:paragraph-properties fo:line-height="100%">
        <style:tab-stops/>
      </style:paragraph-properties>
      <style:text-properties officeooo:rsid="00c34440" officeooo:paragraph-rsid="00c34440"/>
    </style:style>
    <style:style style:name="P38" style:family="paragraph" style:parent-style-name="Standard">
      <style:paragraph-properties fo:line-height="100%">
        <style:tab-stops/>
      </style:paragraph-properties>
      <style:text-properties officeooo:rsid="00b9ae22" officeooo:paragraph-rsid="00be8b33"/>
    </style:style>
    <style:style style:name="P39" style:family="paragraph" style:parent-style-name="Standard">
      <style:paragraph-properties fo:line-height="100%">
        <style:tab-stops/>
      </style:paragraph-properties>
      <style:text-properties officeooo:rsid="00ab2c5b" officeooo:paragraph-rsid="00bea1ad"/>
    </style:style>
    <style:style style:name="P40" style:family="paragraph" style:parent-style-name="Standard">
      <style:paragraph-properties fo:text-align="center" style:justify-single-word="false"/>
      <style:text-properties fo:language="fr" fo:country="FR" officeooo:rsid="002bdd92" officeooo:paragraph-rsid="00c51d3d" style:language-asian="fr" style:country-asian="FR" style:language-complex="ar" style:country-complex="SA"/>
    </style:style>
    <style:style style:name="P41" style:family="paragraph" style:parent-style-name="Standard">
      <style:text-properties officeooo:paragraph-rsid="00c51d3d"/>
    </style:style>
    <style:style style:name="P42" style:family="paragraph" style:parent-style-name="Standard">
      <style:text-properties officeooo:rsid="00c51d3d" officeooo:paragraph-rsid="00c51d3d"/>
    </style:style>
    <style:style style:name="P43" style:family="paragraph" style:parent-style-name="Standard" style:list-style-name="tfPuce">
      <style:paragraph-properties fo:line-height="100%">
        <style:tab-stops/>
      </style:paragraph-properties>
      <style:text-properties officeooo:rsid="00c62a52" officeooo:paragraph-rsid="00c62a52"/>
    </style:style>
    <style:style style:name="P44" style:family="paragraph" style:parent-style-name="Standard">
      <style:paragraph-properties fo:line-height="100%">
        <style:tab-stops/>
      </style:paragraph-properties>
      <style:text-properties fo:font-weight="bold" officeooo:rsid="00c62a52" officeooo:paragraph-rsid="00c62a52" style:font-weight-asian="bold" style:font-weight-complex="bold"/>
    </style:style>
    <style:style style:name="P45" style:family="paragraph" style:parent-style-name="Standard">
      <style:paragraph-properties fo:line-height="100%" fo:break-before="page">
        <style:tab-stops/>
      </style:paragraph-properties>
      <style:text-properties officeooo:paragraph-rsid="00bea1ad"/>
    </style:style>
    <style:style style:name="P46" style:family="paragraph" style:parent-style-name="tfCours">
      <style:text-properties officeooo:paragraph-rsid="00c62a52"/>
    </style:style>
    <style:style style:name="P47" style:family="paragraph" style:parent-style-name="tfTitre_20_I_29_">
      <style:text-properties fo:text-transform="uppercase" style:font-name="Arial1" fo:font-size="22pt" fo:font-style="italic" fo:font-weight="bold" officeooo:rsid="00b91d64" officeooo:paragraph-rsid="00b91d64" style:font-size-asian="20pt" style:font-weight-asian="bold" style:font-size-complex="20pt" style:font-weight-complex="bold"/>
    </style:style>
    <style:style style:name="P48" style:family="paragraph" style:parent-style-name="tfTitre_20_I_29_">
      <style:paragraph-properties fo:break-before="page"/>
    </style:style>
    <style:style style:name="P49" style:family="paragraph">
      <style:paragraph-properties fo:text-align="center"/>
    </style:style>
    <style:style style:name="P50" style:family="paragraph">
      <loext:graphic-properties draw:fill="solid" draw:fill-color="#99ccff" draw:opacity="36%"/>
    </style:style>
    <style:style style:name="T1" style:family="text">
      <style:text-properties fo:font-size="18pt"/>
    </style:style>
    <style:style style:name="T2" style:family="text">
      <style:text-properties fo:font-size="18pt" fo:font-weight="bold" officeooo:rsid="00b9ff17" style:font-weight-asian="bold" style:font-weight-complex="bold"/>
    </style:style>
    <style:style style:name="T3" style:family="text">
      <style:text-properties fo:font-size="18pt" fo:font-weight="bold" officeooo:rsid="00bdf2ca" style:font-weight-asian="bold" style:font-weight-complex="bold"/>
    </style:style>
    <style:style style:name="T4" style:family="text">
      <style:text-properties fo:font-size="18pt" fo:font-weight="bold" officeooo:rsid="00be8b33" style:font-weight-asian="bold" style:font-weight-complex="bold"/>
    </style:style>
    <style:style style:name="T5" style:family="text">
      <style:text-properties fo:font-size="18pt" fo:font-weight="bold" officeooo:rsid="00c51d3d" style:font-weight-asian="bold" style:font-weight-complex="bold"/>
    </style:style>
    <style:style style:name="T6" style:family="text">
      <style:text-properties fo:font-size="18pt" fo:font-weight="bold" officeooo:rsid="00c62a52" style:font-weight-asian="bold" style:font-weight-complex="bold"/>
    </style:style>
    <style:style style:name="T7" style:family="text">
      <style:text-properties fo:font-size="18pt" fo:language="fr" fo:country="FR" officeooo:rsid="00b9ae22" style:language-asian="fr" style:country-asian="FR" style:language-complex="ar" style:country-complex="SA"/>
    </style:style>
    <style:style style:name="T8" style:family="text">
      <style:text-properties fo:font-size="18pt" officeooo:rsid="00b9ae22"/>
    </style:style>
    <style:style style:name="T9" style:family="text">
      <style:text-properties fo:font-size="18pt" officeooo:rsid="00b9ff17"/>
    </style:style>
    <style:style style:name="T10" style:family="text">
      <style:text-properties fo:font-size="18pt" officeooo:rsid="00ba7858"/>
    </style:style>
    <style:style style:name="T11" style:family="text">
      <style:text-properties fo:font-size="18pt" officeooo:rsid="00bc4c24"/>
    </style:style>
    <style:style style:name="T12" style:family="text">
      <style:text-properties fo:font-size="18pt" officeooo:rsid="00bcee9d"/>
    </style:style>
    <style:style style:name="T13" style:family="text">
      <style:text-properties fo:font-size="18pt" officeooo:rsid="00bdf2ca"/>
    </style:style>
    <style:style style:name="T14" style:family="text">
      <style:text-properties fo:font-size="18pt" officeooo:rsid="00c51d3d" fo:background-color="transparent" loext:char-shading-value="0"/>
    </style:style>
    <style:style style:name="T15" style:family="text">
      <style:text-properties fo:font-size="18pt" officeooo:rsid="00c62a52" fo:background-color="transparent" loext:char-shading-value="0"/>
    </style:style>
    <style:style style:name="T16" style:family="text">
      <style:text-properties fo:font-size="18pt" officeooo:rsid="00be8b33"/>
    </style:style>
    <style:style style:name="T17" style:family="text">
      <style:text-properties fo:font-size="18pt" officeooo:rsid="00bea1ad"/>
    </style:style>
    <style:style style:name="T18" style:family="text">
      <style:text-properties fo:font-size="18pt" officeooo:rsid="00c299b0"/>
    </style:style>
    <style:style style:name="T19" style:family="text">
      <style:text-properties fo:font-size="18pt" officeooo:rsid="00c51d3d"/>
    </style:style>
    <style:style style:name="T20" style:family="text">
      <style:text-properties fo:font-size="18pt" officeooo:rsid="00c62a52"/>
    </style:style>
    <style:style style:name="T21" style:family="text">
      <style:text-properties fo:font-size="18pt" officeooo:rsid="00c7362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b9ae22" style:font-weight-asian="bold" style:font-weight-complex="bold"/>
    </style:style>
    <style:style style:name="T24" style:family="text">
      <style:text-properties fo:font-weight="bold" officeooo:rsid="00b9ff17" style:font-weight-asian="bold" style:font-weight-complex="bold"/>
    </style:style>
    <style:style style:name="T25" style:family="text">
      <style:text-properties officeooo:rsid="00b9ae22"/>
    </style:style>
    <style:style style:name="T26" style:family="text">
      <style:text-properties fo:language="fr" fo:country="FR" officeooo:rsid="002bdd92" style:language-asian="fr" style:country-asian="FR" style:language-complex="ar" style:country-complex="SA"/>
    </style:style>
    <style:style style:name="T27" style:family="text">
      <style:text-properties officeooo:rsid="00b9ff17"/>
    </style:style>
    <style:style style:name="T28" style:family="text">
      <style:text-properties officeooo:rsid="00ba7858"/>
    </style:style>
    <style:style style:name="T29" style:family="text">
      <style:text-properties officeooo:rsid="00bc4c24"/>
    </style:style>
    <style:style style:name="T30" style:family="text">
      <style:text-properties officeooo:rsid="00bcee9d"/>
    </style:style>
    <style:style style:name="T31" style:family="text">
      <style:text-properties officeooo:rsid="00bea1ad"/>
    </style:style>
    <style:style style:name="T32" style:family="text">
      <style:text-properties officeooo:rsid="00c34440"/>
    </style:style>
    <style:style style:name="T33" style:family="text">
      <style:text-properties officeooo:rsid="00bfd891"/>
    </style:style>
    <style:style style:name="T34" style:family="text">
      <style:text-properties style:text-position="super 58%" fo:font-size="18pt" officeooo:rsid="00c51d3d" fo:background-color="transparent" loext:char-shading-value="0"/>
    </style:style>
    <style:style style:name="T35" style:family="text">
      <style:text-properties style:text-position="super 58%" fo:font-size="18pt" officeooo:rsid="00c51d3d"/>
    </style:style>
    <style:style style:name="T36" style:family="text">
      <style:text-properties officeooo:rsid="00c62a52"/>
    </style:style>
    <style:style style:name="T37" style:family="text">
      <style:text-properties style:text-underline-style="solid" style:text-underline-width="auto" style:text-underline-color="font-color" fo:font-weight="bold" officeooo:rsid="00bcee9d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bc4c24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normal" officeooo:rsid="00bcee9d" style:font-weight-asian="normal" style:font-weight-complex="normal"/>
    </style:style>
    <style:style style:name="fr1" style:family="graphic" style:parent-style-name="Formula">
      <style:graphic-properties fo:margin-left="0cm" fo:margin-right="0cm" style:vertical-pos="from-top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vg:stroke-width="0.03cm" draw:marker-start="Arrow" draw:marker-start-width="0.499cm" draw:marker-end="" draw:marker-end-width="0.22cm" draw:textarea-horizontal-align="center" draw:textarea-vertical-align="middle" fo:padding-top="0.014cm" fo:padding-bottom="0.014cm" fo:padding-left="0.014cm" fo:padding-right="0.01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99ccff" draw:opacity="36%" draw:textarea-horizontal-align="justify" draw:textarea-vertical-align="middle" draw:auto-grow-height="false" fo:min-height="0.679cm" fo:min-width="2.51cm" draw:shadow-opacity="36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99ccff" draw:opacity="36%" draw:textarea-horizontal-align="justify" draw:textarea-vertical-align="middle" draw:auto-grow-height="false" fo:min-height="0.679cm" fo:min-width="1.782cm" draw:shadow-opacity="36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Statistiques</text:p>
      <text:p text:style-name="Standard"/>
      <text:list xml:id="list3248535888" text:style-name="tfNum_20_I_29_">
        <text:list-item>
          <text:p text:style-name="P47">Moyenne</text:p>
        </text:list-item>
      </text:list>
      <text:p text:style-name="P13">Définition :</text:p>
      <text:p text:style-name="tfCours"><text:span text:style-name="T29">La </text:span><text:span text:style-name="T38">moyenne</text:span><text:span text:style-name="T29"> d’une série est obtenue en </text:span><text:span text:style-name="T11">divis</text:span><text:span text:style-name="T29">ant la somme des données par l’effectif total.</text:span></text:p>
      <text:p text:style-name="Standard"/>
      <text:p text:style-name="P3"><text:span text:style-name="T23">Ex :</text:span><text:span text:style-name="T25"> </text:span><text:span text:style-name="T8">Je veux calculer l’</text:span><text:span text:style-name="T18">âge</text:span><text:span text:style-name="T8"> moyen d</text:span><text:span text:style-name="T18">e mes</text:span><text:span text:style-name="T8"> </text:span><text:span text:style-name="T9">10</text:span><text:span text:style-name="T8"> c</text:span><text:span text:style-name="T18">ousin</text:span><text:span text:style-name="T8">s.</text:span></text:p>
      <table:table table:name="Tableau2" table:style-name="Tableau2">
        <table:table-column table:style-name="Tableau2.A"/>
        <table:table-column table:style-name="Tableau2.B" table:number-columns-repeated="5"/>
        <table:table-row table:style-name="TableLine94880204676672">
          <table:table-cell table:style-name="Tableau2.A1" office:value-type="string">
            <text:p text:style-name="P32">Âge (années)</text:p>
          </table:table-cell>
          <table:table-cell table:style-name="Tableau2.A1" office:value-type="string">
            <text:p text:style-name="P6">11</text:p>
          </table:table-cell>
          <table:table-cell table:style-name="Tableau2.A1" office:value-type="string">
            <text:p text:style-name="P6">12</text:p>
          </table:table-cell>
          <table:table-cell table:style-name="Tableau2.A1" office:value-type="string">
            <text:p text:style-name="P6">13</text:p>
          </table:table-cell>
          <table:table-cell table:style-name="Tableau2.A1" office:value-type="string">
            <text:p text:style-name="P6">14</text:p>
          </table:table-cell>
          <table:table-cell table:style-name="Tableau2.F1" office:value-type="string">
            <text:p text:style-name="P6">15</text:p>
          </table:table-cell>
        </table:table-row>
        <table:table-row table:style-name="TableLine94880204732400">
          <table:table-cell table:style-name="Tableau2.A2" office:value-type="string">
            <text:p text:style-name="P11"><text:span text:style-name="T7">E</text:span><text:span text:style-name="T26">ffectif</text:span></text:p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7">3</text:p>
          </table:table-cell>
          <table:table-cell table:style-name="Tableau2.A2" office:value-type="string">
            <text:p text:style-name="P7">4</text:p>
          </table:table-cell>
          <table:table-cell table:style-name="Tableau2.A2" office:value-type="string">
            <text:p text:style-name="P6">0</text:p>
          </table:table-cell>
          <table:table-cell table:style-name="Tableau2.F2" office:value-type="string">
            <text:p text:style-name="P10">2</text:p>
          </table:table-cell>
        </table:table-row>
      </table:table>
      <text:p text:style-name="P3"/>
      <text:p text:style-name="P12">Méthode 1 :</text:p>
      <text:p text:style-name="P1"><draw:frame draw:style-name="fr2" draw:name="Objet1" text:anchor-type="as-char" svg:y="-0.958cm" svg:width="15.249cm" svg:height="1.558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1"/>
      <text:p text:style-name="P16"><text:span text:style-name="T23">Méthode </text:span><text:span text:style-name="T2">2</text:span><text:span text:style-name="T23"> : </text:span><text:span text:style-name="T24">moyenne pondérée</text:span></text:p>
      <text:p text:style-name="P1"><draw:frame draw:style-name="fr2" draw:name="Objet2" text:anchor-type="as-char" svg:y="-0.958cm" svg:width="14.624cm" svg:height="1.558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17"/>
      <text:list xml:id="list143108682593715" text:continue-numbering="true" text:style-name="tfNum_20_I_29_">
        <text:list-item>
          <text:p text:style-name="P48">Médiane</text:p>
        </text:list-item>
      </text:list>
      <text:p text:style-name="P14"><text:span text:style-name="T12">P</text:span><text:span text:style-name="T1">rincipe :</text:span></text:p>
      <text:p text:style-name="P46"><text:span text:style-name="T12">Dans </text:span><text:span text:style-name="T30">une série rangée en </text:span><text:span text:style-name="T39">ordre croissant</text:span><text:span text:style-name="T30">, la </text:span><text:span text:style-name="T37">médiane</text:span><text:span text:style-name="T30"> est « </text:span><text:span text:style-name="T36">le nombre du </text:span><text:span text:style-name="T30">milieu » : </text:span><text:span text:style-name="T14">L</text:span><text:span text:style-name="T12">es données </text:span><text:span text:style-name="T20">de l</text:span><text:span text:style-name="T14">a 1</text:span><text:span text:style-name="T34">ère</text:span><text:span text:style-name="T12"> moitié sont plus petites </text:span><text:span text:style-name="T19">que la médiane </text:span><text:span text:style-name="T12">et </text:span><text:span text:style-name="T15">les données</text:span><text:span text:style-name="T20"> de la </text:span><text:span text:style-name="T19">2</text:span><text:span text:style-name="T35">de</text:span><text:span text:style-name="T19"> </text:span><text:span text:style-name="T12">moitié </text:span><text:span text:style-name="T13">sont plus grandes.</text:span></text:p>
      <text:p text:style-name="P23"><draw:custom-shape text:anchor-type="paragraph" draw:z-index="1" draw:name="Forme7" draw:style-name="gr3" draw:text-style-name="P50" svg:width="1.853cm" svg:height="0.75cm" svg:x="7.218cm" svg:y="0.7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7_0" draw:style-name="gr3" draw:text-style-name="P50" svg:width="1.853cm" svg:height="0.75cm" svg:x="10.058cm" svg:y="0.7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><text:span text:style-name="T3">Ex 1 :</text:span><text:span text:style-name="T13"> Effectif total impair : 12, 15, 15, 17, 19</text:span></text:p>
      <text:p text:style-name="P24"><draw:line text:anchor-type="paragraph" draw:z-index="0" draw:name="Forme6" draw:style-name="gr1" draw:text-style-name="P49" svg:x1="9.555cm" svg:y1="0.016cm" svg:x2="9.555cm" svg:y2="0.655cm"><text:p/></draw:line></text:p>
      <text:p text:style-name="P24"/>
      <text:p text:style-name="P19"><text:span text:style-name="T13">L’</text:span><text:span text:style-name="T1">effectif total est 5 avec </text:span><text:span text:style-name="T1"><draw:frame draw:style-name="fr2" draw:name="Objet14" text:anchor-type="as-char" svg:y="-0.958cm" svg:width="2.374cm" svg:height="1.558cm" draw:z-index="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.</text:span></text:p>
      <text:p text:style-name="P27">La médiane est donc le 3ème terme de la série : Méd = </text:p>
      <text:p text:style-name="P25"/>
      <text:p text:style-name="P24"><draw:custom-shape text:anchor-type="paragraph" draw:z-index="4" draw:name="Forme7_1" draw:style-name="gr2" draw:text-style-name="P50" svg:width="2.581cm" svg:height="0.75cm" svg:x="6.604cm" svg:y="0.7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7_2" draw:style-name="gr2" draw:text-style-name="P50" svg:width="2.581cm" svg:height="0.75cm" svg:x="9.49cm" svg:y="0.7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text:span text:style-name="T3">Ex </text:span><text:span text:style-name="T4">2</text:span><text:span text:style-name="T3"> :</text:span><text:span text:style-name="T13"> Effectif total pair : 12, 15, 15, 17, 19, </text:span><text:span text:style-name="T16">19</text:span></text:p>
      <text:p text:style-name="P25"><draw:line text:anchor-type="paragraph" draw:z-index="6" draw:name="Forme6_0" draw:style-name="gr1" draw:text-style-name="P49" svg:x1="9.349cm" svg:y1="0.039cm" svg:x2="9.349cm" svg:y2="0.678cm"><text:p/></draw:line></text:p>
      <text:p text:style-name="P25"/>
      <text:p text:style-name="P2"><text:span text:style-name="T13">L’</text:span><text:span text:style-name="T17">effectif total est 6 avec </text:span><text:span text:style-name="T17"><draw:frame draw:style-name="fr2" draw:name="Objet15" text:anchor-type="as-char" svg:y="-0.958cm" svg:width="2.859cm" svg:height="1.558cm" draw:z-index="7"><draw:object xlink:href="./Object 15" xlink:type="simple" xlink:show="embed" xlink:actuate="onLoad"/><draw:image xlink:href="./ObjectReplacements/Object 15" xlink:type="simple" xlink:show="embed" xlink:actuate="onLoad"/></draw:frame></text:span><text:span text:style-name="T17">.</text:span></text:p>
      <text:p text:style-name="P28">La médiane est donc la demi-somme des 3ème et 4ème termes de la série : Méd = </text:p>
      <text:p text:style-name="P26"/>
      <text:p text:style-name="P38"/>
      <text:p text:style-name="P35"><text:span text:style-name="T3">Ex </text:span><text:span text:style-name="T5">3</text:span><text:span text:style-name="T3"> :</text:span><text:span text:style-name="T13"> </text:span><text:span text:style-name="T19">Tableau d’effectifs (âges des cousins)</text:span></text:p>
      <table:table table:name="Tableau1" table:style-name="Tableau1">
        <table:table-column table:style-name="Tableau1.A"/>
        <table:table-column table:style-name="Tableau1.B" table:number-columns-repeated="5"/>
        <table:table-row table:style-name="TableLine94880207749056">
          <table:table-cell table:style-name="Tableau1.A1" office:value-type="string">
            <text:p text:style-name="P32">Âge (années)</text:p>
          </table:table-cell>
          <table:table-cell table:style-name="Tableau1.A1" office:value-type="string">
            <text:p text:style-name="P30">11</text:p>
          </table:table-cell>
          <table:table-cell table:style-name="Tableau1.A1" office:value-type="string">
            <text:p text:style-name="P30">12</text:p>
          </table:table-cell>
          <table:table-cell table:style-name="Tableau1.A1" office:value-type="string">
            <text:p text:style-name="P30">13</text:p>
          </table:table-cell>
          <table:table-cell table:style-name="Tableau1.A1" office:value-type="string">
            <text:p text:style-name="P30">14</text:p>
          </table:table-cell>
          <table:table-cell table:style-name="Tableau1.F1" office:value-type="string">
            <text:p text:style-name="P30">15</text:p>
          </table:table-cell>
        </table:table-row>
        <table:table-row table:style-name="TableLine94880227154528">
          <table:table-cell table:style-name="Tableau1.A2" office:value-type="string">
            <text:p text:style-name="P41"><text:span text:style-name="T7">E</text:span><text:span text:style-name="T26">ffectif</text:span></text:p>
          </table:table-cell>
          <table:table-cell table:style-name="Tableau1.A2" office:value-type="string">
            <text:p text:style-name="P40">1</text:p>
          </table:table-cell>
          <table:table-cell table:style-name="Tableau1.A2" office:value-type="string">
            <text:p text:style-name="P31">3</text:p>
          </table:table-cell>
          <table:table-cell table:style-name="Tableau1.A2" office:value-type="string">
            <text:p text:style-name="P31">4</text:p>
          </table:table-cell>
          <table:table-cell table:style-name="Tableau1.A2" office:value-type="string">
            <text:p text:style-name="P30">0</text:p>
          </table:table-cell>
          <table:table-cell table:style-name="Tableau1.F2" office:value-type="string">
            <text:p text:style-name="P40">2</text:p>
          </table:table-cell>
        </table:table-row>
        <table:table-row table:style-name="TableLine94880227154528">
          <table:table-cell table:style-name="Tableau1.A2" office:value-type="string">
            <text:p text:style-name="P42">ECC</text:p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0"/>
          </table:table-cell>
          <table:table-cell table:style-name="Tableau1.F2" office:value-type="string">
            <text:p text:style-name="P40"/>
          </table:table-cell>
        </table:table-row>
      </table:table>
      <text:p text:style-name="P35"><text:span text:style-name="T13">L’</text:span><text:span text:style-name="T17">effectif total est </text:span><text:span text:style-name="T19">10</text:span><text:span text:style-name="T17"> avec </text:span><text:span text:style-name="T17"><draw:frame draw:style-name="fr1" draw:name="Objet3" text:anchor-type="as-char" svg:y="-0.958cm" svg:width="3.17cm" svg:height="1.558cm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17">.</text:span></text:p>
      <text:p text:style-name="P29">La médiane est donc la demi-somme des <text:s text:c="22"/>termes de la série : Méd = </text:p>
      <text:p text:style-name="P45"><text:span text:style-name="T6">Remarques</text:span><text:span text:style-name="T24"> :</text:span></text:p>
      <text:list xml:id="list261488285" text:style-name="tfPuce">
        <text:list-item>
          <text:p text:style-name="P33"><text:span text:style-name="T19">Moyenne et médiane s</text:span><text:span text:style-name="T17">ont</text:span><text:span text:style-name="T28"> </text:span><text:span text:style-name="T29">toujours </text:span><text:span text:style-name="T28">exprimée</text:span><text:span text:style-name="T31">s</text:span><text:span text:style-name="T28"> dans la même unité que les données de la série.</text:span></text:p>
        </text:list-item>
        <text:list-item>
          <text:p text:style-name="P33"><text:span text:style-name="T19">Elles n</text:span><text:span text:style-name="T17">e sont</text:span><text:span text:style-name="T27"> pas forcément égale</text:span><text:span text:style-name="T31">s</text:span><text:span text:style-name="T27"> à l’une des données </text:span><text:span text:style-name="T32">de la série</text:span><text:span text:style-name="T27">.</text:span></text:p>
        </text:list-item>
        <text:list-item>
          <text:p text:style-name="P33"><text:span text:style-name="T19">Elles p</text:span><text:span text:style-name="T33">ermettent d’obtenir une valeur « centrale » de la série et sont en général assez proches l’une de l’autre.</text:span></text:p>
        </text:list-item>
        <text:list-item>
          <text:p text:style-name="P33"><text:span text:style-name="T19">Elles ne</text:span><text:span text:style-name="T27"> donne</text:span><text:span text:style-name="T31">nt</text:span><text:span text:style-name="T27"> aucun renseignement sur la manière dont sont réparties les </text:span><text:span text:style-name="T10">données</text:span><text:span text:style-name="T27"> autour de cette moyenne </text:span><text:span text:style-name="T31">ou de cette médiane</text:span><text:span text:style-name="T27">.</text:span></text:p>
        </text:list-item>
      </text:list>
      <text:p text:style-name="P18"/>
      <text:p text:style-name="P39"/>
      <text:p text:style-name="P39"/>
      <text:p text:style-name="P39"/>
      <text:list xml:id="list143110233587231" text:continue-list="list143108682593715" text:style-name="tfNum_20_I_29_">
        <text:list-item>
          <text:p text:style-name="tfTitre_20_I_29_">Étendue</text:p>
        </text:list-item>
      </text:list>
      <text:p text:style-name="P15">Définition :</text:p>
      <text:p text:style-name="tfCours">L’étendue d’une série est l’écart entre la plus grande et la plus petite valeur de cette série.</text:p>
      <text:p text:style-name="P20"/>
      <text:p text:style-name="P21"><text:span text:style-name="T22">Ex :</text:span> <text:span text:style-name="T32">En reprenant l’âge de mes cousins ci-dessus :</text:span></text:p>
      <text:p text:style-name="P37">étendue = </text:p>
      <text:p text:style-name="P37"/>
      <text:p text:style-name="P37"/>
      <text:p text:style-name="P44">Remarque :</text:p>
      <text:list xml:id="list143109963419166" text:continue-list="list261488285" text:style-name="tfPuce">
        <text:list-item>
          <text:p text:style-name="P34"><text:span text:style-name="T36">Si l’étendue est faible, les données sont </text:span><text:span text:style-name="T20">très regroupées autour de la moyenne </text:span><text:span text:style-name="T21">(</text:span><text:span text:style-name="T20">ou </text:span><text:span text:style-name="T21">de </text:span><text:span text:style-name="T20">la médiane</text:span><text:span text:style-name="T21">)</text:span><text:span text:style-name="T20"> et la série est assez « homogène ».</text:span></text:p>
        </text:list-item>
        <text:list-item>
          <text:p text:style-name="P43"><text:span text:style-name="T20">S</text:span><text:span text:style-name="T1">i l’étendue est importante, les données sont probablement plus « dispersées ».</text:span></text:p>
        </text:list-item>
      </text:list>
      <text:p text:style-name="P36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13H14M4S</meta:editing-duration>
    <meta:editing-cycles>153</meta:editing-cycles>
    <meta:generator>LibreOffice/6.4.7.2$Linux_X86_64 LibreOffice_project/40$Build-2</meta:generator>
    <meta:initial-creator>Véronique et Thibaud FONTANET</meta:initial-creator>
    <dc:date>2021-04-19T14:31:08.545015007</dc:date>
    <meta:document-statistic meta:table-count="2" meta:image-count="0" meta:object-count="5" meta:page-count="3" meta:paragraph-count="59" meta:word-count="354" meta:character-count="1769" meta:non-whitespace-character-count="1455"/>
  </office:meta>
</office:document-meta>
</file>

<file path=Object 1/content.xml><?xml version="1.0" encoding="utf-8"?>
<math xmlns="http://www.w3.org/1998/Math/MathML" display="block">
  <semantics>
    <mrow>
      <mtext>moy</mtext>
      <mo stretchy="false">=</mo>
      <mfrac>
        <mrow>
          <mn>11</mn>
          <mo stretchy="false">+</mo>
          <mn>12</mn>
          <mo stretchy="false">+</mo>
          <mn>12</mn>
          <mo stretchy="false">+</mo>
          <mtext>                                                </mtext>
        </mrow>
        <mn>10</mn>
      </mfrac>
      <mo stretchy="false">=</mo>
      <mfrac>
        <mn>129</mn>
        <mn>10</mn>
      </mfrac>
      <mo stretchy="false">=</mo>
      <mrow/>
    </mrow>
    <annotation encoding="StarMath 5.0">{"moy"}={{{alignc {{{11}+{12}+{12}+{"                                                "}}}over{10}}}={{{alignc {129}over{10}}}={}}}%%&lt;cmathArbre&gt;«=­«""­moy»­«=­«/­«{}­«+­11­12­12­«""­                                                »»»­10»­«=­«/­129­10»­»»»&lt;/cmathArbre&gt;&lt;cmathFormule&gt;"moy"={11+12+12+"                                                "}/10=129/10=&lt;/cmathFormule&gt;</annotation>
  </semantics>
</math>
</file>

<file path=Object 14/content.xml><?xml version="1.0" encoding="utf-8"?>
<math xmlns="http://www.w3.org/1998/Math/MathML" display="block">
  <semantics>
    <mrow>
      <mfrac>
        <mrow>
          <mn>5</mn>
          <mo stretchy="false">+</mo>
          <mn>1</mn>
        </mrow>
        <mn>2</mn>
      </mfrac>
      <mo stretchy="false">=</mo>
      <mn>3</mn>
    </mrow>
    <annotation encoding="StarMath 5.0">{{alignc {{{5}+{1}}}over{2}}}={3}%%&lt;cmathArbre&gt;«=­«/­«{}­«+­5­1»»­2»­3»&lt;/cmathArbre&gt;&lt;cmathFormule&gt;{5+1}/2=3&lt;/cmathFormule&gt;</annotation>
  </semantics>
</math>
</file>

<file path=Object 15/content.xml><?xml version="1.0" encoding="utf-8"?>
<math xmlns="http://www.w3.org/1998/Math/MathML" display="block">
  <semantics>
    <mrow>
      <mfrac>
        <mrow>
          <mn>6</mn>
          <mo stretchy="false">+</mo>
          <mn>1</mn>
        </mrow>
        <mn>2</mn>
      </mfrac>
      <mo stretchy="false">=</mo>
      <mn>3,5</mn>
    </mrow>
    <annotation encoding="StarMath 5.0">{{alignc {{{6}+{1}}}over{2}}}={3,5}%%&lt;cmathArbre&gt;«=­«/­«{}­«+­6­1»»­2»­3.5»&lt;/cmathArbre&gt;&lt;cmathFormule&gt;{6+1}/2=3.5&lt;/cmathFormule&gt;</annotation>
  </semantics>
</math>
</file>

<file path=Object 2/content.xml><?xml version="1.0" encoding="utf-8"?>
<math xmlns="http://www.w3.org/1998/Math/MathML" display="block">
  <semantics>
    <mrow>
      <mtext>moy</mtext>
      <mo stretchy="false">=</mo>
      <mfrac>
        <mrow>
          <mrow>
            <mn>11</mn>
            <mo stretchy="false">×</mo>
            <mn>1</mn>
          </mrow>
          <mo stretchy="false">+</mo>
          <mrow>
            <mn>12</mn>
            <mo stretchy="false">×</mo>
            <mn>2</mn>
          </mrow>
          <mo stretchy="false">+</mo>
          <mtext>                                        </mtext>
        </mrow>
        <mn>10</mn>
      </mfrac>
      <mo stretchy="false">=</mo>
      <mfrac>
        <mn>129</mn>
        <mn>10</mn>
      </mfrac>
      <mo stretchy="false">=</mo>
      <mrow/>
    </mrow>
    <annotation encoding="StarMath 5.0">{"moy"}={{{alignc {{{11 times 1}+{12 times 2}+{"                                        "}}}over{10}}}={{{alignc {129}over{10}}}={}}}%%&lt;cmathArbre&gt;«=­«""­moy»­«=­«/­«{}­«+­«*­11­1»­«*­12­2»­«""­                                        »»»­10»­«=­«/­129­10»­»»»&lt;/cmathArbre&gt;&lt;cmathFormule&gt;"moy"={11*1+12*2+"                                        "}/10=129/10=&lt;/cmathFormule&gt;</annotation>
  </semantics>
</math>
</file>

<file path=Object 3/content.xml><?xml version="1.0" encoding="utf-8"?>
<math xmlns="http://www.w3.org/1998/Math/MathML" display="block">
  <semantics>
    <mrow>
      <mfrac>
        <mrow>
          <mn>10</mn>
          <mo stretchy="false">+</mo>
          <mn>1</mn>
        </mrow>
        <mn>2</mn>
      </mfrac>
      <mo stretchy="false">=</mo>
      <mn>5,5</mn>
    </mrow>
    <annotation encoding="StarMath 5.0">{{alignc {{{10}+{1}}}over{2}}}={5,5}%%&lt;cmathArbre&gt;«=­«/­«{}­«+­10­1»»­2»­5.5»&lt;/cmathArbre&gt;&lt;cmathFormule&gt;{10+1}/2=5.5&lt;/cmathFormule&gt;</annotation>
  </semantics>
</math>
</file>